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925cm" fo:min-width="9.6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975cm" fo:min-width="1.278cm"/>
    </style:style>
    <style:style style:name="gr5" style:family="graphic" style:parent-style-name="standard">
      <style:graphic-properties draw:textarea-horizontal-align="justify" draw:textarea-vertical-align="middle" draw:auto-grow-height="false" fo:min-height="0.086cm" fo:min-width="0.3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01cm" fo:min-width="0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75cm" fo:min-width="0.00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417cm" fo:min-width="2.42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098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cm" fo:min-width="0.2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width="0.035cm" draw:stroke-linejoin="miter" draw:fill="solid" draw:fill-color="#ffffff"/>
    </style:style>
    <style:style style:name="gr14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3.175cm" svg:x="6.213cm" svg:y="4.429cm">
          <text:p text:style-name="P4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483cm" svg:y1="5.191cm" svg:x2="7.483cm" svg:y2="7.604cm">
          <text:p/>
        </draw:line>
        <draw:line draw:style-name="gr2" draw:text-style-name="P2" draw:layer="layout" svg:x1="6.594cm" svg:y1="5.418cm" svg:x2="8.372cm" svg:y2="5.418cm">
          <text:p/>
        </draw:line>
        <draw:line draw:style-name="gr2" draw:text-style-name="P2" draw:layer="layout" svg:x1="6.975cm" svg:y1="5.699cm" svg:x2="7.991cm" svg:y2="5.699cm">
          <text:p/>
        </draw:line>
        <draw:line draw:style-name="gr2" draw:text-style-name="P2" draw:layer="layout" svg:x1="10.183cm" svg:y1="5.192cm" svg:x2="10.183cm" svg:y2="7.605cm">
          <text:p/>
        </draw:line>
        <draw:line draw:style-name="gr2" draw:text-style-name="P2" draw:layer="layout" svg:x1="9.294cm" svg:y1="5.419cm" svg:x2="11.072cm" svg:y2="5.419cm">
          <text:p/>
        </draw:line>
        <draw:line draw:style-name="gr2" draw:text-style-name="P2" draw:layer="layout" svg:x1="9.675cm" svg:y1="5.7cm" svg:x2="10.691cm" svg:y2="5.7cm">
          <text:p/>
        </draw:line>
        <draw:line draw:style-name="gr2" draw:text-style-name="P2" draw:layer="layout" svg:x1="12.883cm" svg:y1="5.193cm" svg:x2="12.883cm" svg:y2="7.606cm">
          <text:p/>
        </draw:line>
        <draw:line draw:style-name="gr2" draw:text-style-name="P2" draw:layer="layout" svg:x1="11.994cm" svg:y1="5.42cm" svg:x2="13.772cm" svg:y2="5.42cm">
          <text:p/>
        </draw:line>
        <draw:line draw:style-name="gr2" draw:text-style-name="P2" draw:layer="layout" svg:x1="12.375cm" svg:y1="5.701cm" svg:x2="13.391cm" svg:y2="5.701cm">
          <text:p/>
        </draw:line>
        <draw:line draw:style-name="gr2" draw:text-style-name="P2" draw:layer="layout" svg:x1="15.283cm" svg:y1="5.194cm" svg:x2="15.283cm" svg:y2="7.607cm">
          <text:p/>
        </draw:line>
        <draw:line draw:style-name="gr2" draw:text-style-name="P2" draw:layer="layout" svg:x1="14.394cm" svg:y1="5.421cm" svg:x2="16.172cm" svg:y2="5.421cm">
          <text:p/>
        </draw:line>
        <draw:line draw:style-name="gr2" draw:text-style-name="P2" draw:layer="layout" svg:x1="14.775cm" svg:y1="5.702cm" svg:x2="15.791cm" svg:y2="5.702cm">
          <text:p/>
        </draw:line>
        <draw:path draw:style-name="gr2" draw:text-style-name="P2" draw:layer="layout" svg:width="1.203cm" svg:height="1.578cm" draw:transform="skewX (0.592888346902474) rotate (-0.616101225953999) translate (9.28257094005687cm 5.08604898107298cm)" svg:viewBox="0 0 1204 1579" svg:d="M0 1579c1774 1 1064-1579 1064-1579">
          <text:p/>
        </draw:path>
        <draw:path draw:style-name="gr2" draw:text-style-name="P2" draw:layer="layout" svg:width="1.203cm" svg:height="1.578cm" draw:transform="skewX (0.592888346902474) rotate (-0.616101225953999) translate (11.9835709400569cm 5.08604898107299cm)" svg:viewBox="0 0 1204 1579" svg:d="M0 1579c1774 1 1064-1579 1064-1579">
          <text:p/>
        </draw:path>
        <draw:path draw:style-name="gr2" draw:text-style-name="P2" draw:layer="layout" svg:width="1.108cm" svg:height="1.505cm" draw:transform="skewX (0.484852466204025) rotate (-0.678758546100595) translate (14.4672780624811cm 5.08571182321499cm)" svg:viewBox="0 0 1109 1506" svg:d="M0 1506c1633 1 980-1506 980-1506">
          <text:p/>
        </draw:path>
        <draw:frame draw:style-name="gr3" draw:text-style-name="P3" draw:layer="layout" svg:width="4.735cm" svg:height="1.195cm" svg:x="8.961cm" svg:y="3.313cm">
          <draw:text-box>
            <text:p>Power Grid</text:p>
          </draw:text-box>
        </draw:frame>
        <draw:custom-shape draw:style-name="gr1" draw:text-style-name="P1" draw:layer="layout" svg:width="10.16cm" svg:height="3.175cm" svg:x="15.713cm" svg:y="11.7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225cm" svg:x="16.23cm" svg:y="1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778cm" svg:height="1.007cm" svg:x="16.23cm" svg:y="12.68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413cm" svg:height="0.351cm" svg:x="16.452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501cm" svg:height="0.525cm" svg:x="16.896cm" svg:y="14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413cm" svg:height="0.351cm" svg:x="17.352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778cm" svg:height="1.225cm" svg:x="18.831cm" svg:y="1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778cm" svg:height="1.007cm" svg:x="18.831cm" svg:y="12.68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413cm" svg:height="0.351cm" svg:x="19.053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501cm" svg:height="0.525cm" svg:x="19.497cm" svg:y="14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413cm" svg:height="0.351cm" svg:x="19.953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778cm" svg:height="1.225cm" svg:x="21.232cm" svg:y="1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778cm" svg:height="1.007cm" svg:x="21.232cm" svg:y="12.68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413cm" svg:height="0.351cm" svg:x="21.454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501cm" svg:height="0.525cm" svg:x="21.898cm" svg:y="14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413cm" svg:height="0.351cm" svg:x="22.354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778cm" svg:height="1.225cm" svg:x="23.733cm" svg:y="1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778cm" svg:height="1.007cm" svg:x="23.733cm" svg:y="12.68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413cm" svg:height="0.351cm" svg:x="23.955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501cm" svg:height="0.525cm" svg:x="24.399cm" svg:y="14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413cm" svg:height="0.351cm" svg:x="24.855cm" svg:y="1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921cm" svg:height="2.667cm" svg:x="2.949cm" svg:y="12.0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81cm" svg:height="0.348cm" svg:x="3.249cm" svg:y="11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81cm" svg:height="0.348cm" svg:x="5.049cm" svg:y="11.6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89cm" svg:height="0.175cm" svg:x="4.854cm" svg:y="11.54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89cm" svg:height="0.175cm" svg:x="3.054cm" svg:y="11.54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496cm" svg:height="2.139cm" svg:x="3.695cm" svg:y="12.303cm">
          <draw:text-box>
            <text:p>Li<text:span text:style-name="T1">+</text:span></text:p>
          </draw:text-box>
        </draw:frame>
        <draw:line draw:style-name="gr12" draw:text-style-name="P2" draw:layer="layout" svg:x1="5.821cm" svg:y1="13.446cm" svg:x2="10.774cm" svg:y2="13.446cm">
          <text:p/>
        </draw:line>
        <draw:line draw:style-name="gr12" draw:text-style-name="P2" draw:layer="layout" svg:x1="10.621cm" svg:y1="13.446cm" svg:x2="10.627cm" svg:y2="7.604cm">
          <text:p/>
        </draw:line>
        <draw:line draw:style-name="gr12" draw:text-style-name="P2" draw:layer="layout" svg:x1="10.709cm" svg:y1="13.446cm" svg:x2="15.662cm" svg:y2="13.446cm">
          <text:p/>
        </draw:line>
        <draw:g>
          <svg:title>TexMaths</svg:title>
          <svg:desc>24§display§P_{{net}_{i,k}}§svg§600§FALSE§</svg:desc>
          <draw:polygon draw:style-name="gr13" draw:text-style-name="P5" draw:layer="layout" svg:width="2.274cm" svg:height="0.872cm" svg:x="7.349cm" svg:y="12.486cm" svg:viewBox="0 0 2275 873" draw:points="1138,873 0,873 0,0 2275,0 2275,873">
            <text:p/>
          </draw:polygon>
          <draw:path draw:style-name="gr14" draw:text-style-name="P6" draw:layer="layout" svg:width="0.604cm" svg:height="0.577cm" svg:x="7.383cm" svg:y="12.484cm" svg:viewBox="0 0 605 578" svg:d="M223 312h144c120 0 238-89 238-185 0-65-55-127-168-127h-274c-17 0-24 0-24 17 0 9 7 9 24 9 10 0 27 0 36 3 15 0 19 2 19 12 0 5-2 7-4 17l-113 455c-10 32-10 39-77 39-14 0-24 0-24 17 0 9 10 9 12 9 24 0 84-2 108-2 19 0 36 0 55 0 17 0 36 2 55 2 5 0 17 0 17-17 0-9-7-9-24-9-31 0-55 0-55-15 0-4 2-9 2-14zM283 58c7-29 10-32 46-32h81c70 0 116 22 116 82 0 34-17 106-51 137-41 38-93 43-129 43h-120z">
            <text:p/>
          </draw:path>
          <draw:path draw:style-name="gr14" draw:text-style-name="P6" draw:layer="layout" svg:width="0.361cm" svg:height="0.268cm" svg:x="7.915cm" svg:y="12.925cm" svg:viewBox="0 0 362 269" svg:d="M46 225c-3 8-8 22-8 24 0 12 12 20 22 20s19-8 22-15c2-5 7-24 12-36 2-12 9-38 12-52 4-15 7-27 9-41 7-24 10-29 27-53 16-24 43-55 88-55 34 0 34 31 34 41 0 36-24 103-34 127-7 17-9 21-9 33 0 31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4" draw:text-style-name="P6" draw:layer="layout" svg:width="0.253cm" svg:height="0.268cm" svg:x="8.343cm" svg:y="12.925cm" svg:viewBox="0 0 254 269" svg:d="M94 127c16 0 64-2 96-12 43-17 52-45 52-62 0-34-33-53-74-53-72 0-168 55-168 156 0 60 38 113 108 113 101 0 146-60 146-67 0-5-4-10-9-10-3 0-5 0-10 5-45 55-115 55-127 55-36 0-60-24-60-72 0-10 0-19 7-53zM60 110c26-86 91-93 108-93 26 0 48 12 48 36 0 57-101 57-125 57z">
            <text:p/>
          </draw:path>
          <draw:path draw:style-name="gr14" draw:text-style-name="P6" draw:layer="layout" svg:width="0.201cm" svg:height="0.376cm" svg:x="8.647cm" svg:y="12.817cm" svg:viewBox="0 0 202 377" svg:d="M122 137h60c12 0 20 0 20-15 0-7-8-7-17-7h-58l22-89c0-2 2-4 2-7 0-12-7-19-19-19-17 0-24 10-29 26-5 15 3-14-24 89h-60c-12 0-19 0-19 12 0 10 7 10 17 10h57l-36 139c-2 17-7 36-7 45 0 34 29 56 63 56 67 0 105-82 105-92 0-7-9-7-9-7-8 0-10 3-15 12-17 36-45 70-79 70-12 0-22-7-22-29 0-5 3-19 5-24z">
            <text:p/>
          </draw:path>
          <draw:path draw:style-name="gr14" draw:text-style-name="P6" draw:layer="layout" svg:width="0.15cm" svg:height="0.287cm" svg:x="8.918cm" svg:y="12.995cm" svg:viewBox="0 0 151 288" svg:d="M130 19c0-12-8-19-17-19-12 0-27 12-27 26 0 12 10 17 17 17 15 0 27-12 27-24zM151 223c0-7-7-7-9-7-8 0-8 2-10 9-7 24-26 48-48 48-10 0-14-7-14-16 0-8 2-12 7-22 2-7 7-17 9-21 0-5 17-44 24-60 3-8 5-15 5-22 0-19-19-36-45-36-46 0-70 55-70 65 0 7 7 7 10 7 7 0 7-2 9-10 10-28 29-48 48-48 7 0 12 5 12 17 0 0 0 7-2 15-3 7-22 52-27 67-4 7-4 9-9 24-3 4-5 12-5 19 0 21 19 36 46 36 45 0 69-55 69-65z">
            <text:p/>
          </draw:path>
          <draw:path draw:style-name="gr14" draw:text-style-name="P6" draw:layer="layout" svg:width="0.059cm" svg:height="0.136cm" svg:x="9.175cm" svg:y="13.225cm" svg:viewBox="0 0 60 137" svg:d="M46 46c0 40-24 64-36 74-5 5-5 5-5 7 0 3 5 10 7 10 7 0 48-34 48-89 0-29-14-48-34-48-16 0-26 12-26 26 0 15 10 27 26 27 8 0 15-3 20-7z">
            <text:p/>
          </draw:path>
          <draw:path draw:style-name="gr14" draw:text-style-name="P6" draw:layer="layout" svg:width="0.232cm" svg:height="0.299cm" svg:x="9.348cm" svg:y="12.983cm" svg:viewBox="0 0 233 300" svg:d="M103 17c3-7 3-7 3-10 0-7-8-7-12-7l-53 5c-7 0-10 0-12 2 0 3-3 7-3 10 0 7 8 7 15 7 0 0 7 0 14 0 7 2 7 2 7 5 0 2 0 2-2 12l-58 232c-2 8-2 8-2 10 0 10 7 17 17 17 17 0 19-17 21-22l20-79c12 0 64 5 64 34 0 2 0 4-2 9 0 7 0 10 0 12 0 29 26 46 50 46 46 0 63-63 63-67 0-5-7-5-10-5-7 0-7 2-9 9-5 15-17 48-41 48-15 0-17-16-17-26 0 0 0-5 0-12 2-7 2-12 2-14 0-39-45-46-74-48 12-5 29-19 36-27 24-19 48-36 72-36 10 0 12 3 14 5h-2c-19 7-19 24-19 27 0 7 5 16 19 16 7 0 26-7 26-28 0-22-16-34-36-34-28 0-55 19-86 43-14 12-29 24-46 29z">
            <text:p/>
          </draw:path>
        </draw:g>
        <draw:g>
          <svg:title>TexMaths</svg:title>
          <svg:desc>24§display§L_{{s}_{i,k}}§svg§600§FALSE§</svg:desc>
          <draw:polygon draw:style-name="gr13" draw:text-style-name="P5" draw:layer="layout" svg:width="1.633cm" svg:height="0.872cm" svg:x="12.456cm" svg:y="12.482cm" svg:viewBox="0 0 1634 873" draw:points="816,873 0,873 0,0 1634,0 1634,873">
            <text:p/>
          </draw:polygon>
          <draw:path draw:style-name="gr14" draw:text-style-name="P6" draw:layer="layout" svg:width="0.51cm" svg:height="0.577cm" svg:x="12.49cm" svg:y="12.48cm" svg:viewBox="0 0 511 578" svg:d="M283 67c7-31 12-41 91-41 24 0 32 0 32-16 0-10-10-10-15-10-26 0-96 2-125 2-24 0-86-2-112-2-5 0-15 0-15 17 0 9 7 9 22 9 2 0 19 0 33 3 15 0 22 2 22 12 0 5 0 7-2 17l-113 455c-10 32-12 39-77 39-14 0-24 0-24 17 0 9 7 9 24 9h391c22 0 22 0 26-14l68-183c2-9 2-12 2-12 0-4-2-9-10-9-7 0-7 5-14 17-29 79-67 175-213 175h-80c-12 0-12 0-19 0-7-3-9-3-9-10 0-2 0-5 4-19z">
            <text:p/>
          </draw:path>
          <draw:path draw:style-name="gr14" draw:text-style-name="P6" draw:layer="layout" svg:width="0.237cm" svg:height="0.268cm" svg:x="13.07cm" svg:y="12.921cm" svg:viewBox="0 0 238 269" svg:d="M214 38c-15 5-24 17-24 29 0 15 12 19 19 19s29-4 29-33c0-41-44-53-80-53-93 0-110 70-110 86 0 22 14 36 22 44 16 12 26 14 67 21 12 3 50 10 50 41 0 10-5 31-31 48-24 12-53 12-60 12-24 0-58-5-72-24 22-3 34-19 34-36 0-14-10-22-24-22-17 0-34 15-34 41 0 36 38 58 96 58 110 0 130-75 130-99 0-55-60-64-82-69-5-3-22-5-24-5-22-5-34-17-34-29 0-14 12-31 24-38 17-12 39-12 48-12 12 0 44 2 56 21z">
            <text:p/>
          </draw:path>
          <draw:path draw:style-name="gr14" draw:text-style-name="P6" draw:layer="layout" svg:width="0.15cm" svg:height="0.287cm" svg:x="13.382cm" svg:y="12.991cm" svg:viewBox="0 0 151 288" svg:d="M130 19c0-12-8-19-17-19-12 0-27 12-27 26 0 12 10 17 17 17 15 0 27-12 27-24zM151 223c0-7-7-7-9-7-8 0-8 2-10 9-7 24-26 48-48 48-10 0-14-7-14-16 0-8 2-12 7-22 2-7 7-17 9-21 0-5 17-44 24-60 3-8 5-15 5-22 0-19-19-36-45-36-46 0-70 55-70 65 0 7 7 7 10 7 7 0 7-2 9-10 10-28 29-48 48-48 7 0 12 5 12 17 0 0 0 7-2 15-3 7-22 52-27 67-4 7-4 9-9 24-3 4-5 12-5 19 0 21 19 36 46 36 45 0 69-55 69-65z">
            <text:p/>
          </draw:path>
          <draw:path draw:style-name="gr14" draw:text-style-name="P6" draw:layer="layout" svg:width="0.059cm" svg:height="0.136cm" svg:x="13.639cm" svg:y="13.221cm" svg:viewBox="0 0 60 137" svg:d="M46 46c0 40-24 64-36 74-5 5-5 5-5 7 0 3 5 10 7 10 7 0 48-34 48-89 0-29-14-48-34-48-16 0-26 12-26 26 0 15 10 27 26 27 8 0 15-3 20-7z">
            <text:p/>
          </draw:path>
          <draw:path draw:style-name="gr14" draw:text-style-name="P6" draw:layer="layout" svg:width="0.232cm" svg:height="0.299cm" svg:x="13.814cm" svg:y="12.979cm" svg:viewBox="0 0 233 300" svg:d="M103 17c3-7 3-7 3-10 0-7-8-7-12-7l-53 5c-7 0-10 0-12 2 0 3-3 7-3 10 0 7 8 7 15 7 0 0 7 0 14 0 7 2 7 2 7 5 0 2 0 2-2 12l-58 232c-2 8-2 8-2 10 0 10 7 17 17 17 17 0 19-17 21-22l20-79c12 0 64 5 64 34 0 2 0 4-2 9 0 7 0 10 0 12 0 29 26 46 50 46 44 0 63-63 63-67 0-5-7-5-10-5-7 0-9 2-9 9-5 15-17 48-41 48-15 0-17-16-17-26 0 0 0-5 0-12 2-7 2-12 2-14 0-39-45-46-74-48 12-5 29-19 36-27 24-19 48-36 72-36 10 0 12 3 14 5h-2c-19 7-19 24-19 27 0 7 5 16 19 16 7 0 26-7 26-28 0-22-16-34-36-34-28 0-55 19-86 43-14 12-29 24-46 29z">
            <text:p/>
          </draw:path>
        </draw:g>
        <draw:g>
          <svg:title>TexMaths</svg:title>
          <svg:desc>24§display§P_{k} + P_{{{i,k}}§svg§600§FALSE§</svg:desc>
          <draw:polygon draw:style-name="gr13" draw:text-style-name="P5" draw:layer="layout" svg:width="3.333cm" svg:height="0.818cm" svg:x="11.125cm" svg:y="9.767cm" svg:viewBox="0 0 3334 819" draw:points="1668,819 0,819 0,0 3334,0 3334,819">
            <text:p/>
          </draw:polygon>
          <draw:path draw:style-name="gr14" draw:text-style-name="P6" draw:layer="layout" svg:width="0.604cm" svg:height="0.578cm" svg:x="11.159cm" svg:y="9.765cm" svg:viewBox="0 0 605 579" svg:d="M223 312h144c120 0 238-89 238-185 0-65-55-127-168-127h-274c-17 0-24 0-24 17 0 9 7 9 24 9 10 0 27 0 36 3 15 0 19 2 19 12 0 5-2 7-4 17l-113 456c-10 31-10 38-77 38-14 0-24 0-24 17 0 10 10 10 12 10 24 0 84-3 108-3 19 0 36 0 55 0 17 0 36 3 55 3 5 0 17 0 17-17 0-10-7-10-24-10-31 0-55 0-55-14 0-5 2-10 2-15zM283 58c7-29 10-32 46-32h81c70 0 116 22 116 82 0 34-17 106-51 137-41 38-93 43-129 43h-120z">
            <text:p/>
          </draw:path>
          <draw:path draw:style-name="gr14" draw:text-style-name="P6" draw:layer="layout" svg:width="0.292cm" svg:height="0.417cm" svg:x="11.708cm" svg:y="10.05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4" draw:text-style-name="P6" draw:layer="layout" svg:width="0.563cm" svg:height="0.563cm" svg:x="12.316cm" svg:y="9.84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4" draw:text-style-name="P6" draw:layer="layout" svg:width="0.604cm" svg:height="0.578cm" svg:x="13.141cm" svg:y="9.765cm" svg:viewBox="0 0 605 579" svg:d="M223 312h144c120 0 238-89 238-185 0-65-55-127-168-127h-274c-17 0-24 0-24 17 0 9 7 9 24 9 10 0 27 0 36 3 15 0 19 2 19 12 0 5-2 7-4 17l-113 456c-10 31-10 38-77 38-14 0-24 0-24 17 0 10 10 10 12 10 24 0 84-3 108-3 19 0 36 0 55 0 17 0 36 3 55 3 5 0 17 0 17-17 0-10-7-10-24-10-31 0-55 0-55-14 0-5 2-10 2-15zM283 58c7-29 10-32 46-32h81c70 0 116 22 116 82 0 34-17 106-51 137-41 38-91 43-129 43h-120z">
            <text:p/>
          </draw:path>
          <draw:path draw:style-name="gr14" draw:text-style-name="P6" draw:layer="layout" svg:width="0.181cm" svg:height="0.4cm" svg:x="13.677cm" svg:y="10.077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10 7 10 7 9 0 9-2 12-9 14-51 40-72 62-72 10 0 17 5 17 21 0 12-5 22-19 58z">
            <text:p/>
          </draw:path>
          <draw:path draw:style-name="gr14" draw:text-style-name="P6" draw:layer="layout" svg:width="0.076cm" svg:height="0.184cm" svg:x="13.953cm" svg:y="10.401cm" svg:viewBox="0 0 77 185" svg:d="M60 60c0 31-5 70-48 108-2 2-2 5-2 7 0 5 4 10 7 10 9 0 60-48 60-120 0-36-15-65-43-65-20 0-34 14-34 34 0 19 14 36 36 36 14 0 24-10 24-10z">
            <text:p/>
          </draw:path>
          <draw:path draw:style-name="gr14" draw:text-style-name="P6" draw:layer="layout" svg:width="0.292cm" svg:height="0.417cm" svg:x="14.13cm" svg:y="10.058cm" svg:viewBox="0 0 293 418" svg:d="M142 17c0 0 2-7 2-10 0-2-2-7-10-7-12 0-62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</draw:g>
        <draw:frame draw:style-name="gr3" draw:text-style-name="P3" draw:layer="layout" svg:width="3.186cm" svg:height="1.195cm" svg:x="2.787cm" svg:y="15.024cm">
          <draw:text-box>
            <text:p>Battery</text:p>
          </draw:text-box>
        </draw:frame>
        <draw:frame draw:style-name="gr3" draw:text-style-name="P3" draw:layer="layout" svg:width="3.503cm" svg:height="1.195cm" svg:x="19.588cm" svg:y="15.224cm">
          <draw:text-box>
            <text:p>Building</text:p>
          </draw:text-box>
        </draw:frame>
        <draw:line draw:style-name="gr2" draw:text-style-name="P2" draw:layer="layout" svg:x1="16.395cm" svg:y1="6.207cm" svg:x2="19.697cm" svg:y2="6.207cm">
          <text:p/>
        </draw:line>
        <draw:line draw:style-name="gr12" draw:text-style-name="P2" draw:layer="layout" svg:x1="19.697cm" svg:y1="6.207cm" svg:x2="19.697cm" svg:y2="11.668cm">
          <text:p/>
        </draw:line>
        <draw:g>
          <svg:title>TexMaths</svg:title>
          <svg:desc>24§latex§L_{{i,k}} - L_{{s}_{i,k}}§svg§600§FALSE§</svg:desc>
          <draw:polygon draw:style-name="gr13" draw:text-style-name="P5" draw:layer="layout" svg:width="4.041cm" svg:height="0.872cm" svg:x="20.17cm" svg:y="8.873cm" svg:viewBox="0 0 4042 873" draw:points="2021,873 0,873 0,0 4042,0 4042,873">
            <text:p/>
          </draw:polygon>
          <draw:path draw:style-name="gr14" draw:text-style-name="P6" draw:layer="layout" svg:width="0.465cm" svg:height="0.577cm" svg:x="20.199cm" svg:y="8.871cm" svg:viewBox="0 0 466 578" svg:d="M466 360h-22c-10 86-22 192-170 192h-70c-38 0-41-5-41-34v-451c0-29 0-41 79-41h29v-26c-31 2-108 2-141 2-34 0-101 0-130-2v26h19c67 0 67 10 67 41v446c0 29 0 39-67 39h-19v26h442z">
            <text:p/>
          </draw:path>
          <draw:path draw:style-name="gr14" draw:text-style-name="P6" draw:layer="layout" svg:width="0.181cm" svg:height="0.4cm" svg:x="20.722cm" svg:y="9.183cm" svg:viewBox="0 0 182 401" svg:d="M166 22c0-10-8-22-24-22-17 0-34 14-34 34 0 9 7 21 24 21s34-17 34-33zM43 324c-2 7-5 14-5 26 0 27 24 51 58 51 60 0 86-84 86-92 0-9-9-9-9-9-10 0-10 5-12 12-15 45-41 72-65 72-12 0-14-10-14-22 0-14 4-24 9-38 7-17 12-31 19-48 5-15 27-67 29-74 3-8 5-15 5-20 0-28-24-50-58-50-60 0-86 82-86 91 0 7 7 7 10 7 9 0 9-2 12-9 14-51 40-72 62-72 10 0 17 5 17 21 0 12-5 22-19 58z">
            <text:p/>
          </draw:path>
          <draw:path draw:style-name="gr14" draw:text-style-name="P6" draw:layer="layout" svg:width="0.076cm" svg:height="0.184cm" svg:x="20.998cm" svg:y="9.507cm" svg:viewBox="0 0 77 185" svg:d="M60 60c0 31-5 70-48 108-2 2-2 5-2 7 0 5 4 10 7 10 9 0 60-48 60-120 0-36-15-65-43-65-20 0-34 14-34 34 0 19 14 36 36 36 14 0 24-10 24-10z">
            <text:p/>
          </draw:path>
          <draw:path draw:style-name="gr14" draw:text-style-name="P6" draw:layer="layout" svg:width="0.292cm" svg:height="0.416cm" svg:x="21.178cm" svg:y="9.16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5 17-9 41-28 51-38 28-29 60-55 93-55 7 0 15 0 19 7-26 3-31 24-31 34 0 12 10 21 24 21 17 0 34-14 34-38 0-19-15-41-46-41-33 0-65 24-96 51-24 23-43 43-69 52z">
            <text:p/>
          </draw:path>
          <draw:path draw:style-name="gr14" draw:text-style-name="P6" draw:layer="layout" svg:width="0.517cm" svg:height="0.035cm" svg:x="21.807cm" svg:y="9.219cm" svg:viewBox="0 0 518 36" svg:d="M487 36c15 0 31 0 31-17 0-19-16-19-31-19h-458c-15 0-29 0-29 19 0 17 14 17 29 17z">
            <text:p/>
          </draw:path>
          <draw:path draw:style-name="gr14" draw:text-style-name="P6" draw:layer="layout" svg:width="0.51cm" svg:height="0.577cm" svg:x="22.611cm" svg:y="8.871cm" svg:viewBox="0 0 511 578" svg:d="M283 67c10-31 12-41 91-41 24 0 32 0 32-16 0-10-10-10-12-10-29 0-99 2-128 2-24 0-86-2-112-2-5 0-15 0-15 17 0 9 7 9 22 9 2 0 19 0 33 3 15 0 22 2 22 12 0 5 0 7-2 17l-113 455c-10 32-12 39-77 39-14 0-24 0-24 17 0 9 7 9 24 9h391c22 0 22 0 27-14l67-183c2-9 2-12 2-12 0-4-2-9-9-9-8 0-8 5-15 17-29 79-65 175-213 175h-80c-12 0-12 0-19 0-7-3-9-3-9-10 0-2 0-5 4-19z">
            <text:p/>
          </draw:path>
          <draw:path draw:style-name="gr14" draw:text-style-name="P6" draw:layer="layout" svg:width="0.237cm" svg:height="0.268cm" svg:x="23.192cm" svg:y="9.312cm" svg:viewBox="0 0 238 269" svg:d="M214 38c-15 5-24 17-24 29 0 15 12 19 19 19s29-4 29-33c0-41-44-53-80-53-93 0-110 70-110 86 0 22 14 36 22 44 16 12 26 14 67 21 12 3 50 10 50 41 0 10-5 31-31 48-24 12-53 12-60 12-24 0-58-5-72-24 22-3 34-19 34-36 0-14-10-22-24-22-17 0-34 15-34 41 0 36 38 58 96 58 110 0 130-75 130-99 0-55-60-64-82-69-5-3-22-5-24-5-22-5-34-17-34-29 0-14 12-31 24-38 17-12 39-12 48-12 12 0 44 2 56 21z">
            <text:p/>
          </draw:path>
          <draw:path draw:style-name="gr14" draw:text-style-name="P6" draw:layer="layout" svg:width="0.15cm" svg:height="0.287cm" svg:x="23.506cm" svg:y="9.382cm" svg:viewBox="0 0 151 288" svg:d="M130 19c0-12-8-19-17-19-12 0-27 12-27 26 0 12 10 17 17 17 15 0 27-12 27-24zM151 223c0-7-7-7-9-7-8 0-8 2-10 9-7 24-26 48-48 48-10 0-14-7-14-16 0-8 2-12 7-22 2-7 7-17 9-21 0-5 17-44 24-60 3-8 5-15 5-22 0-19-19-36-45-36-46 0-70 55-70 65 0 7 7 7 10 7 7 0 7-2 9-10 10-28 29-48 48-48 7 0 12 5 12 17 0 0 0 7-2 15-3 7-22 52-27 67-4 7-4 9-9 24-3 4-5 12-5 19 0 21 19 36 46 36 45 0 69-55 69-65z">
            <text:p/>
          </draw:path>
          <draw:path draw:style-name="gr14" draw:text-style-name="P6" draw:layer="layout" svg:width="0.059cm" svg:height="0.136cm" svg:x="23.763cm" svg:y="9.612cm" svg:viewBox="0 0 60 137" svg:d="M46 46c0 40-24 64-36 74-5 5-5 5-5 7 0 3 5 10 7 10 7 0 48-34 48-89 0-29-14-48-34-48-16 0-26 12-26 26 0 15 10 27 26 27 8 0 15-3 20-7z">
            <text:p/>
          </draw:path>
          <draw:path draw:style-name="gr14" draw:text-style-name="P6" draw:layer="layout" svg:width="0.232cm" svg:height="0.299cm" svg:x="23.936cm" svg:y="9.37cm" svg:viewBox="0 0 233 300" svg:d="M103 17c3-7 3-7 3-10 0-7-8-7-12-7l-53 5c-7 0-10 0-12 2 0 3-3 7-3 10 0 7 8 7 15 7 0 0 7 0 14 0 7 2 7 2 7 5 0 2 0 2-2 12l-58 232c-2 8-2 8-2 10 0 10 7 17 17 17 17 0 19-17 21-22l20-79c12 0 64 5 64 34 0 2 0 4-2 9 0 7 0 10 0 12 0 29 26 46 50 46 46 0 63-63 63-67 0-5-7-5-10-5-7 0-7 2-9 9-5 15-17 48-41 48-15 0-17-16-17-26 0 0 0-5 0-12 2-7 2-12 2-14 0-39-45-46-74-48 12-5 29-19 36-27 24-19 48-36 72-36 10 0 12 3 14 5h-2c-19 7-19 24-19 27 0 7 5 16 19 16 7 0 26-7 26-28 0-22-16-34-36-34-28 0-55 19-86 43-14 12-29 24-46 29z">
            <text:p/>
          </draw:path>
        </draw:g>
        <draw:g>
          <svg:title>TexMaths</svg:title>
          <svg:desc>24§display§L_{
{i,k}}§svg§600§FALSE§</svg:desc>
          <draw:polygon draw:style-name="gr13" draw:text-style-name="P5" draw:layer="layout" svg:width="1.381cm" svg:height="0.818cm" svg:x="20.105cm" svg:y="12.026cm" svg:viewBox="0 0 1382 819" draw:points="691,819 0,819 0,0 1382,0 1382,819">
            <text:p/>
          </draw:polygon>
          <draw:path draw:style-name="gr14" draw:text-style-name="P6" draw:layer="layout" svg:width="0.51cm" svg:height="0.578cm" svg:x="20.139cm" svg:y="12.024cm" svg:viewBox="0 0 511 579" svg:d="M283 67c7-31 12-41 91-41 24 0 31 0 31-16 0-10-9-10-14-10-26 0-96 2-125 2-24 0-86-2-112-2-5 0-15 0-15 17 0 9 7 9 22 9 2 0 19 0 33 3 15 0 22 2 22 12 0 5 0 7-2 17l-113 456c-10 31-12 38-77 38-14 0-24 0-24 17 0 10 7 10 24 10h391c22 0 22 0 26-15l68-182c2-10 2-12 2-12 0-5-2-10-10-10-7 0-7 5-14 17-29 79-67 175-213 175h-80c-12 0-12 0-19 0-7-2-9-2-9-9 0-3 0-5 4-20z">
            <text:p/>
          </draw:path>
          <draw:path draw:style-name="gr14" draw:text-style-name="P6" draw:layer="layout" svg:width="0.181cm" svg:height="0.4cm" svg:x="20.705cm" svg:y="12.336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14" draw:text-style-name="P6" draw:layer="layout" svg:width="0.076cm" svg:height="0.184cm" svg:x="20.981cm" svg:y="12.66cm" svg:viewBox="0 0 77 185" svg:d="M60 60c0 31-5 70-48 108-2 2-2 5-2 7 0 5 4 10 7 10 9 0 60-48 60-120 0-36-15-65-43-65-20 0-34 14-34 34 0 19 14 36 36 36 14 0 24-10 24-10z">
            <text:p/>
          </draw:path>
          <draw:path draw:style-name="gr14" draw:text-style-name="P6" draw:layer="layout" svg:width="0.292cm" svg:height="0.417cm" svg:x="21.158cm" svg:y="12.31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E_{{i,k}}§svg§600§FALSE§</svg:desc>
          <draw:polygon draw:style-name="gr13" draw:text-style-name="P5" draw:layer="layout" svg:width="1.429cm" svg:height="0.817cm" svg:x="3.713cm" svg:y="13.779cm" svg:viewBox="0 0 1430 818" draw:points="715,818 0,818 0,0 1430,0 1430,818">
            <text:p/>
          </draw:polygon>
          <draw:path draw:style-name="gr14" draw:text-style-name="P6" draw:layer="layout" svg:width="0.614cm" svg:height="0.575cm" svg:x="3.744cm" svg:y="13.779cm" svg:viewBox="0 0 615 576" svg:d="M566 379c3-5 5-10 5-12s0-10-10-10c-7 0-9 5-12 10-55 125-86 182-230 182h-122c-12 0-15 0-19 0-10-2-12-2-12-9 0-3 0-5 4-19l58-231h84c72 0 72 17 72 39 0 4 0 16-7 40 0 5-3 8-3 10 0 5 5 10 12 10s10-5 12-17l48-199c0-5-2-10-9-10-8 0-10 7-12 17-17 65-34 84-111 84h-79l51-204c7-31 7-34 45-34h120c103 0 127 24 127 94 0 22 0 22-2 46 0 4 0 9 0 14s2 10 9 10c10 0 10-5 12-20l17-146c3-24-2-24-24-24h-427c-17 0-24 0-24 17 0 9 7 9 22 9 31 0 55 0 55 15 0 5 0 5-2 21l-113 447c-10 33-10 40-77 40-14 0-24 0-24 17 0 10 7 10 24 10h439c19 0 19 0 26-15z">
            <text:p/>
          </draw:path>
          <draw:path draw:style-name="gr14" draw:text-style-name="P6" draw:layer="layout" svg:width="0.181cm" svg:height="0.4cm" svg:x="4.361cm" svg:y="14.088cm" svg:viewBox="0 0 182 401" svg:d="M166 22c0-10-8-22-24-22-17 0-34 14-34 34 0 9 7 21 24 21s34-17 34-33zM43 324c-2 7-5 14-5 26 0 27 24 51 58 51 60 0 86-84 86-92 0-9-9-9-9-9-10 0-10 5-12 12-15 45-41 72-65 72-12 0-14-10-14-22 0-14 4-24 9-38 7-17 12-31 19-48 5-15 27-67 29-74 3-8 5-15 5-20 0-28-24-50-58-50-60 0-86 81-86 91 0 7 7 7 10 7 9 0 9-2 12-9 14-51 40-72 62-72 10 0 17 5 17 21 0 12-5 22-19 58z">
            <text:p/>
          </draw:path>
          <draw:path draw:style-name="gr14" draw:text-style-name="P6" draw:layer="layout" svg:width="0.076cm" svg:height="0.184cm" svg:x="4.637cm" svg:y="14.412cm" svg:viewBox="0 0 77 185" svg:d="M60 60c0 31-5 70-48 108-2 2-2 5-2 7 0 5 4 10 7 10 9 0 60-48 60-120 0-36-15-65-43-65-20 0-34 14-34 34 0 19 14 36 36 36 14 0 24-10 24-10z">
            <text:p/>
          </draw:path>
          <draw:path draw:style-name="gr14" draw:text-style-name="P6" draw:layer="layout" svg:width="0.292cm" svg:height="0.416cm" svg:x="4.814cm" svg:y="14.069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5 17-9 41-28 51-38 28-29 60-55 93-55 7 0 15 0 19 7-26 3-31 24-31 34 0 12 10 21 24 21 17 0 34-14 34-38 0-19-15-41-46-41-33 0-65 24-96 51-24 23-43 43-69 5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poorva Sampat</meta:initial-creator>
    <meta:creation-date>2016-12-17T15:07:09.467574963</meta:creation-date>
    <dc:date>2016-12-17T15:50:34.694486613</dc:date>
    <dc:creator>Apoorva Sampat</dc:creator>
    <meta:editing-duration>PT27M17S</meta:editing-duration>
    <meta:editing-cycles>6</meta:editing-cycles>
    <meta:generator>LibreOffice/5.1.4.2$Linux_X86_64 LibreOffice_project/10m0$Build-2</meta:generator>
    <meta:document-statistic meta:object-count="100"/>
  </office:meta>
</office:document-meta>
</file>